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231.05pt"/>
    </style:style>
    <style:style style:name="co6" style:family="table-column">
      <style:table-column-properties fo:break-before="auto" style:column-width="472.51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8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nufacturers Part Number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table:style-name="ce7" table:formula="of:=HYPERLINK([.G2:.G18])" office:value-type="string" office:string-value="http://www.digikey.com/product-detail/en/LB%20Q39G-L2OO-35-1/475-2816-1-ND/2176355" calcext:value-type="string">
            <text:p>http://www.digikey.com/product-detail/en/LB%20Q39G-L2OO-35-1/475-2816-1-ND/2176355</text:p>
          </table:table-cell>
          <table:table-cell office:value-type="string" calcext:value-type="string">
            <text:p>http://www.digikey.com/product-detail/en/LB%20Q39G-L2OO-35-1/475-2816-1-ND/21763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/>
          <table:table-cell table:style-name="ce7" table:formula="of:=HYPERLINK([.G3:.G19])" office:value-type="string" office:string-value="http://www.digikey.com/product-detail/en/LG%20L29K-F2J1-24/475-1193-1-ND/810354" calcext:value-type="string">
            <text:p>http://www.digikey.com/product-detail/en/LG%20L29K-F2J1-24/475-1193-1-ND/810354</text:p>
          </table:table-cell>
          <table:table-cell office:value-type="string" calcext:value-type="string">
            <text:p>http://www.digikey.com/product-detail/en/LG%20L29K-F2J1-24/475-1193-1-ND/8103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3_LOCK</text:p>
          </table:table-cell>
          <table:table-cell office:value-type="string" calcext:value-type="string">
            <text:p>J4, JP3</text:p>
          </table:table-cell>
          <table:table-cell/>
          <table:table-cell table:style-name="ce8" table:formula="of:=HYPERLINK([.G4:.G20])" office:value-type="string" office:string-value="http://www.digikey.com/product-detail/en/PREC003SAAN-RC/S1012EC-03-ND/2774851" calcext:value-type="string">
            <text:p>http://www.digikey.com/product-detail/en/PREC003SAAN-RC/S1012EC-03-ND/2774851</text:p>
          </table:table-cell>
          <table:table-cell office:value-type="string" calcext:value-type="string">
            <text:p>http://www.digikey.com/product-detail/en/PREC003SAAN-RC/S1012EC-03-ND/277485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4_LOCK.007S</text:p>
          </table:table-cell>
          <table:table-cell office:value-type="string" calcext:value-type="string">
            <text:p>J3</text:p>
          </table:table-cell>
          <table:table-cell/>
          <table:table-cell table:style-name="ce8" table:formula="of:=HYPERLINK([.G5:.G21])" office:value-type="string" office:string-value="http://www.digikey.com/product-detail/en/1776275-4/A98038-ND/1826901" calcext:value-type="string">
            <text:p>http://www.digikey.com/product-detail/en/1776275-4/A98038-ND/1826901</text:p>
          </table:table-cell>
          <table:table-cell office:value-type="string" calcext:value-type="string">
            <text:p>http://www.digikey.com/product-detail/en/1776275-4/A98038-ND/182690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/>
          <table:table-cell table:style-name="ce7" table:formula="of:=HYPERLINK([.G6:.G22])" office:value-type="string" office:string-value="http://www.digikey.com/product-search/en?keywords=311-820HRCT-ND" calcext:value-type="string">
            <text:p>http://www.digikey.com/product-search/en?keywords=311-820HRCT-ND</text:p>
          </table:table-cell>
          <table:table-cell office:value-type="string" calcext:value-type="string">
            <text:p>http://www.digikey.com/product-search/en?keywords=311-820HR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Blue-res</text:p>
          </table:table-cell>
          <table:table-cell office:value-type="string" calcext:value-type="string">
            <text:p>R1</text:p>
          </table:table-cell>
          <table:table-cell/>
          <table:table-cell table:style-name="ce7" table:formula="of:=HYPERLINK([.G7:.G23])" office:value-type="string" office:string-value="http://www.digikey.com/product-search/en?keywords=311-220HRCT-ND" calcext:value-type="string">
            <text:p>http://www.digikey.com/product-search/en?keywords=311-220HRCT-ND</text:p>
          </table:table-cell>
          <table:table-cell office:value-type="string" calcext:value-type="string">
            <text:p>http://www.digikey.com/product-search/en?keywords=311-220HRCT-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0603-RES</text:p>
          </table:table-cell>
          <table:table-cell office:value-type="string" calcext:value-type="string">
            <text:p>R4</text:p>
          </table:table-cell>
          <table:table-cell/>
          <table:table-cell table:style-name="ce8" table:formula="of:=HYPERLINK([.G8:.G24])" office:value-type="string" office:string-value="http://www.digikey.com/product-search/en?keywords=311-10.0KHRCT-ND" calcext:value-type="string">
            <text:p>http://www.digikey.com/product-search/en?keywords=311-10.0KHRCT-ND</text:p>
          </table:table-cell>
          <table:table-cell office:value-type="string" calcext:value-type="string">
            <text:p>http://www.digikey.com/product-search/en?keywords=311-10.0KHRCT-N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0603-CAP</text:p>
          </table:table-cell>
          <table:table-cell office:value-type="string" calcext:value-type="string">
            <text:p>C1, C2, C3, C4, C6</text:p>
          </table:table-cell>
          <table:table-cell/>
          <table:table-cell table:style-name="ce8" table:formula="of:=HYPERLINK([.G9:.G25])" office:value-type="string" office:string-value="http://www.digikey.com/product-search/en?keywords=1276-1006-1-ND" calcext:value-type="string">
            <text:p>http://www.digikey.com/product-search/en?keywords=1276-1006-1-ND</text:p>
          </table:table-cell>
          <table:table-cell office:value-type="string" calcext:value-type="string">
            <text:p>http://www.digikey.com/product-search/en?keywords=1276-1006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0603-RES</text:p>
          </table:table-cell>
          <table:table-cell office:value-type="string" calcext:value-type="string">
            <text:p>R3</text:p>
          </table:table-cell>
          <table:table-cell/>
          <table:table-cell table:style-name="ce8" table:formula="of:=HYPERLINK([.G10:.G26])" office:value-type="string" office:string-value="http://www.digikey.com/product-search/en?keywords=311-120HRCT-ND" calcext:value-type="string">
            <text:p>http://www.digikey.com/product-search/en?keywords=311-120HRCT-ND</text:p>
          </table:table-cell>
          <table:table-cell office:value-type="string" calcext:value-type="string">
            <text:p>http://www.digikey.com/product-search/en?keywords=311-120HR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5" office:value-type="string" calcext:value-type="string">
            <text:p>0603-CAP</text:p>
          </table:table-cell>
          <table:table-cell office:value-type="string" calcext:value-type="string">
            <text:p>C5, C7</text:p>
          </table:table-cell>
          <table:table-cell/>
          <table:table-cell table:style-name="ce8" table:formula="of:=HYPERLINK([.G11:.G27])" office:value-type="string" office:string-value="http://www.digikey.com/product-search/en?keywords=490-10992-1-ND" calcext:value-type="string">
            <text:p>http://www.digikey.com/product-search/en?keywords=490-10992-1-ND</text:p>
          </table:table-cell>
          <table:table-cell office:value-type="string" calcext:value-type="string">
            <text:p>http://www.digikey.com/product-search/en?keywords=490-10992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/>
          <table:table-cell table:style-name="ce8" table:formula="of:=HYPERLINK([.G12:.G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/>
          <table:table-cell table:style-name="ce8" table:formula="of:=HYPERLINK([.G13:.G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/>
          <table:table-cell table:style-name="ce8" table:formula="of:=HYPERLINK([.G14:.G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/>
          <table:table-cell table:style-name="ce8" table:formula="of:=HYPERLINK([.G15:.G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1</text:p>
          </table:table-cell>
          <table:table-cell/>
          <table:table-cell table:style-name="ce8" table:formula="of:=HYPERLINK([.G16:.G32])" office:value-type="string" office:string-value="http://www.digikey.com/product-detail/en/0ZCK0035FF2G/507-1812-1-ND/4156253" calcext:value-type="string">
            <text:p>http://www.digikey.com/product-detail/en/0ZCK0035FF2G/507-1812-1-ND/4156253</text:p>
          </table:table-cell>
          <table:table-cell table:style-name="ce8" office:value-type="string" calcext:value-type="string">
            <text:p>http://www.digikey.com/product-detail/en/0ZCK0035FF2G/507-1812-1-ND/415625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table:style-name="ce8" table:formula="of:=HYPERLINK([.G18:.G33])" office:value-type="string" office:string-value="http://www.digikey.com/product-detail/en/SPC02SYAN/S9001-ND/76375" calcext:value-type="string">
            <text:p>http://www.digikey.com/product-detail/en/SPC02SYAN/S9001-ND/76375</text:p>
          </table:table-cell>
          <table:table-cell office:value-type="string" calcext:value-type="string">
            <text:p>http://www.digikey.com/product-detail/en/SPC02SYAN/S9001-ND/763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S module</text:p>
          </table:table-cell>
          <table:table-cell table:style-name="ce4" office:value-type="string" calcext:value-type="string">
            <text:p>Module</text:p>
          </table:table-cell>
          <table:table-cell/>
          <table:table-cell table:style-name="ce6" office:value-type="string" calcext:value-type="string">
            <text:p>A2235-H</text:p>
          </table:table-cell>
          <table:table-cell office:value-type="string" calcext:value-type="string">
            <text:p>https://www.digikey.com/product-detail/en/maestro-wireless-solutions/A2235-H/1530-1011-2-ND/489807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motive connector</text:p>
          </table:table-cell>
          <table:table-cell table:style-name="ce6" office:value-type="string" calcext:value-type="string">
            <text:p>2098978-1</text:p>
          </table:table-cell>
          <table:table-cell/>
          <table:table-cell table:style-name="ce6" office:value-type="string" calcext:value-type="string">
            <text:p>2098978-1</text:p>
          </table:table-cell>
          <table:table-cell office:value-type="string" calcext:value-type="string">
            <text:p>https://www.mouser.com/ProductDetail/TE-Connectivity/2098978-1/?qs=%2fha2pyFaduhIuOjzZTGqGjzghIpMLBtJOu%252bt2zGBy2GXr0NGD6Sqkw%3d%3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C TUNER AM/FM CAR RADIO </text:p>
          </table:table-cell>
          <table:table-cell table:style-name="ce4" office:value-type="string" calcext:value-type="string">
            <text:p>24-QFN (4x4)</text:p>
          </table:table-cell>
          <table:table-cell/>
          <table:table-cell table:style-name="ce4" office:value-type="string" calcext:value-type="string">
            <text:p>SI4741</text:p>
          </table:table-cell>
          <table:table-cell office:value-type="string" calcext:value-type="string">
            <text:p>https://www.digikey.com/product-detail/en/silicon-labs/SI4741-C10-GM/SI4741-C10-GM-ND/26870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476-59S10H-400T5-C</text:p>
          </table:table-cell>
          <table:table-cell/>
          <table:table-cell table:style-name="ce6" office:value-type="string" calcext:value-type="string">
            <text:p>59S10H-400T5-C</text:p>
          </table:table-cell>
          <table:table-cell office:value-type="string" calcext:value-type="string">
            <text:p>https://www.mouser.com/ProductDetail/Rosenberger/59S10H-400T5-C?qs=ehM%252bESVsXgzRLue%252btLOHDQ%3D%3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476-59S10H-400T5-B</text:p>
          </table:table-cell>
          <table:table-cell/>
          <table:table-cell table:style-name="ce6" office:value-type="string" calcext:value-type="string">
            <text:p>59S10H-400T5-B</text:p>
          </table:table-cell>
          <table:table-cell office:value-type="string" calcext:value-type="string">
            <text:p>https://www.mouser.com/ProductDetail/Rosenberger/59S10H-400T5-B?qs=%2fha2pyFadugLUHkPhEAT4%252bcoBc7RMAh%2fMBOT1vVfdsDuAbZGHbTHoPDnyR0sO%2fx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2:03:08.05596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than Zonca</meta:initial-creator>
    <meta:creation-date>2015-04-13T20:03:18Z</meta:creation-date>
    <dc:date>2018-04-26T12:07:11.485636074</dc:date>
    <meta:editing-duration>PT43M13S</meta:editing-duration>
    <meta:editing-cycles>17</meta:editing-cycles>
    <meta:document-statistic meta:table-count="1" meta:cell-count="119" meta:object-count="0"/>
  </office:meta>
</office:document-meta>
</file>